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fc1" officeooo:paragraph-rsid="000b7fc1"/>
    </style:style>
    <style:style style:name="P2" style:family="paragraph" style:parent-style-name="Standard">
      <style:text-properties officeooo:rsid="000d8350" officeooo:paragraph-rsid="000d8350"/>
    </style:style>
    <style:style style:name="P3" style:family="paragraph" style:parent-style-name="Standard">
      <style:text-properties style:font-name="serif" fo:font-size="7.5pt"/>
    </style:style>
    <style:style style:name="P4" style:family="paragraph" style:parent-style-name="Standard">
      <style:text-properties style:font-name="serif" fo:font-size="7.5pt" officeooo:paragraph-rsid="000d8d94"/>
    </style:style>
    <style:style style:name="P5" style:family="paragraph" style:parent-style-name="Standard">
      <style:text-properties style:font-name="serif" fo:font-size="7.5pt" officeooo:rsid="000f110c" officeooo:paragraph-rsid="000f110c"/>
    </style:style>
    <style:style style:name="P6" style:family="paragraph" style:parent-style-name="Standard">
      <style:text-properties style:font-name="serif" fo:font-size="7.5pt" officeooo:rsid="000f110c" officeooo:paragraph-rsid="00130fcf"/>
    </style:style>
    <style:style style:name="P7" style:family="paragraph" style:parent-style-name="Standard">
      <style:text-properties style:font-name="serif" fo:font-size="7.5pt" officeooo:paragraph-rsid="000f110c"/>
    </style:style>
    <style:style style:name="P8" style:family="paragraph" style:parent-style-name="Standard">
      <style:text-properties officeooo:paragraph-rsid="000d8350"/>
    </style:style>
    <style:style style:name="P9" style:family="paragraph" style:parent-style-name="Standard">
      <style:text-properties officeooo:rsid="000d8d94" officeooo:paragraph-rsid="000d8d94"/>
    </style:style>
    <style:style style:name="P10" style:family="paragraph" style:parent-style-name="Standard">
      <style:text-properties officeooo:rsid="000d8d94" officeooo:paragraph-rsid="000f110c"/>
    </style:style>
    <style:style style:name="P11" style:family="paragraph" style:parent-style-name="Standard">
      <style:text-properties style:font-name="Liberation Serif" fo:font-size="12pt" officeooo:rsid="00100de3" officeooo:paragraph-rsid="00100de3" style:font-size-asian="12pt" style:font-size-complex="12pt"/>
    </style:style>
    <style:style style:name="P12" style:family="paragraph" style:parent-style-name="Standard">
      <style:text-properties officeooo:rsid="000b7fc1" officeooo:paragraph-rsid="000d8350"/>
    </style:style>
    <style:style style:name="P13" style:family="paragraph" style:parent-style-name="Standard">
      <style:text-properties style:font-name="serif" fo:font-size="7.5pt"/>
    </style:style>
    <style:style style:name="P14" style:family="paragraph" style:parent-style-name="Standard">
      <style:text-properties style:font-name="serif" fo:font-size="7.5pt" officeooo:paragraph-rsid="000d8350"/>
    </style:style>
    <style:style style:name="P15" style:family="paragraph" style:parent-style-name="Standard">
      <style:text-properties officeooo:rsid="000c31b1" officeooo:paragraph-rsid="000d8350"/>
    </style:style>
    <style:style style:name="P16" style:family="paragraph" style:parent-style-name="Standard">
      <style:text-properties officeooo:rsid="001343c3" officeooo:paragraph-rsid="001343c3"/>
    </style:style>
    <style:style style:name="T1" style:family="text">
      <style:text-properties officeooo:rsid="000b7fc1"/>
    </style:style>
    <style:style style:name="T2" style:family="text">
      <style:text-properties style:font-name="serif" fo:font-size="7.5pt"/>
    </style:style>
    <style:style style:name="T3" style:family="text">
      <style:text-properties officeooo:rsid="000d8350"/>
    </style:style>
    <style:style style:name="T4" style:family="text">
      <style:text-properties officeooo:rsid="000d8d94"/>
    </style:style>
    <style:style style:name="T5" style:family="text">
      <style:text-properties officeooo:rsid="000ddb1a"/>
    </style:style>
    <style:style style:name="T6" style:family="text">
      <style:text-properties officeooo:rsid="00100d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 Patrizi</text:p>
      <text:p text:style-name="P1">EECS 338 </text:p>
      <text:p text:style-name="P1">HW 5</text:p>
      <text:p text:style-name="P1"/>
      <text:p text:style-name="P1">Q1 Output: (8 threads) – <text:span text:style-name="T3">openmp</text:span></text:p>
      <text:p text:style-name="P16">jim@jim-MacBookPro:~/Documents/OS/HW5$ ./openmp </text:p>
      <text:p text:style-name="P16">Thread #7, i = 8, x1 = 2.00</text:p>
      <text:p text:style-name="P16">Thread #6, i = 7, x1 = 1.50</text:p>
      <text:p text:style-name="P16">Thread #2, i = 3, x1 = -0.50</text:p>
      <text:p text:style-name="P16">Thread #5, i = 6, x1 = 1.00</text:p>
      <text:p text:style-name="P16">Thread #1, i = 2, x1 = -1.00</text:p>
      <text:p text:style-name="P16">Local min for thread# 1 = -20.89</text:p>
      <text:p text:style-name="P16">Thread #3, i = 4, x1 = 0.00</text:p>
      <text:p text:style-name="P16">Local min for thread# 3 = -20.89</text:p>
      <text:p text:style-name="P16">Local min for thread# 6 = -7.76</text:p>
      <text:p text:style-name="P16">Local min for thread# 7 = -7.76</text:p>
      <text:p text:style-name="P16">Local min for thread# 2 = -20.89</text:p>
      <text:p text:style-name="P16">Local min for thread# 5 = -20.89</text:p>
      <text:p text:style-name="P16">Thread #0, i = 0, x1 = -2.00</text:p>
      <text:p text:style-name="P16">Thread #4, i = 5, x1 = 0.50</text:p>
      <text:p text:style-name="P16">Local min for thread# 0 = -20.89</text:p>
      <text:p text:style-name="P16">Number of threads = 8</text:p>
      <text:p text:style-name="P16">Thread #0, i = 1, x1 = -1.50</text:p>
      <text:p text:style-name="P16">Local min for thread# 4 = -20.89</text:p>
      <text:p text:style-name="P16">Local min for thread# 0 = -97.27</text:p>
      <text:p text:style-name="P16">Global min = -97.27</text:p>
      <text:p text:style-name="P16"/>
      <text:p text:style-name="P12">Q2 Output: (2 Threads)-</text:p>
      <text:p text:style-name="P8"><text:span text:style-name="T1"><text:s/></text:span><text:span text:style-name="T2">2.</text:span></text:p>
      <text:p text:style-name="P3">Use Peterson’s solution and POSIX threads. Use a single, global variable to store the minimum</text:p>
      <text:p text:style-name="P1">jim@jim-MacBookPro:~/Documents/OS/HW5$ ./posix </text:p>
      <text:p text:style-name="P1">Parent Thread = x1 range: 0.50 - 2.00</text:p>
      <text:p text:style-name="P1">Parent Local min y = -20.89</text:p>
      <text:p text:style-name="P1">Child Thread = x1 range: -2.00 - 0.00</text:p>
      <text:p text:style-name="P1">Child Local min y = -97.27</text:p>
      <text:p text:style-name="P1">Global min = -97.27</text:p>
      <text:p text:style-name="P1"/>
      <text:p text:style-name="P15">Q3 Output: (2 Threads) - </text:p>
      <text:p text:style-name="P14">3.</text:p>
      <text:p text:style-name="P3">Use Peterson’s solution and “fork” with shared memory. Use a single, shared variable</text:p>
      <text:p text:style-name="P3">to store the minimum</text:p>
      <text:p text:style-name="P2">jim@jim-MacBookPro:~/Documents/OS/HW5$ ./forkp</text:p>
      <text:p text:style-name="P2">Parent Process = x1 range: 0.50 - 2.00</text:p>
      <text:p text:style-name="P2">Parent Local min y = -20.89</text:p>
      <text:p text:style-name="P2">Child Process = x1 range: -2.00 - 0.00</text:p>
      <text:p text:style-name="P2">Child Local min y = -97.27</text:p>
      <text:p text:style-name="P2">Global min = -97.27</text:p>
      <text:p text:style-name="P2"/>
      <text:p text:style-name="P9">Q4 Output: <text:span text:style-name="T5">(2 threads) -</text:span></text:p>
      <text:p text:style-name="P4"><text:span text:style-name="T4">4. </text:span>Use a semaphore and POSIX threads. Use a single, global variable to store the minimum.</text:p>
      <text:p text:style-name="P5">jim@jim-MacBookPro:~/Documents/OS/HW5$ ./threadS</text:p>
      <text:p text:style-name="P6"><text:soft-page-break/></text:p>
      <text:p text:style-name="P6">Parent Thread = x1 range: 0.50 - 2.00</text:p>
      <text:p text:style-name="P5">Parent Local min y = -20.89</text:p>
      <text:p text:style-name="P5">Child Thread = x1 range: -2.00 - 0.00</text:p>
      <text:p text:style-name="P5">Child Local min y = -97.27</text:p>
      <text:p text:style-name="P5">Global min = -97.27</text:p>
      <text:p text:style-name="P9"/>
      <text:p text:style-name="P10">Q<text:span text:style-name="T6">5</text:span> Output: <text:span text:style-name="T5">(2 threads) -</text:span></text:p>
      <text:p text:style-name="P7"><text:span text:style-name="T4">5. </text:span>Use a semaphore and “fork” with shared memory. Use a single, shared variable to store the minimum.</text:p>
      <text:p text:style-name="P7"/>
      <text:p text:style-name="P11">jim@jim-MacBookPro:~/Documents/OS/HW5$ ./forkS</text:p>
      <text:p text:style-name="P11">Parent Process = x1 range: 0.50 - 2.00</text:p>
      <text:p text:style-name="P11">Child Process = x1 range: -2.00 - 0.00</text:p>
      <text:p text:style-name="P11">Parent Local min y = -20.89</text:p>
      <text:p text:style-name="P11">Child Local min y = -97.27</text:p>
      <text:p text:style-name="P11">Global min = -97.27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36:37.402956338</meta:creation-date>
    <dc:date>2017-10-18T17:08:58.452922030</dc:date>
    <meta:editing-duration>PT1H37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80" meta:character-count="1939" meta:non-whitespace-character-count="1613"/>
  </office:meta>
</office:document-meta>
</file>